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5717in"/>
    </style:style>
    <style:style style:name="co7" style:family="table-column">
      <style:table-column-properties fo:break-before="auto" style:column-width="1.0965in"/>
    </style:style>
    <style:style style:name="co8" style:family="table-column">
      <style:table-column-properties fo:break-before="auto" style:column-width="0.9898in"/>
    </style:style>
    <style:style style:name="co9" style:family="table-column">
      <style:table-column-properties fo:break-before="auto" style:column-width="1.2043in"/>
    </style:style>
    <style:style style:name="co10" style:family="table-column">
      <style:table-column-properties fo:break-before="auto" style:column-width="1.011in"/>
    </style:style>
    <style:style style:name="co11" style:family="table-column">
      <style:table-column-properties fo:break-before="auto" style:column-width="1.4075in"/>
    </style:style>
    <style:style style:name="co12" style:family="table-column">
      <style:table-column-properties fo:break-before="auto" style:column-width="0.689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/>
    <style:style style:name="ce5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full_columns-ag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2"/>
        <table:table-row table:style-name="ro1">
          <table:table-cell/>
          <table:table-cell office:value-type="string" calcext:value-type="string">
            <text:p>use_training_form</text:p>
          </table:table-cell>
          <table:table-cell office:value-type="string" calcext:value-type="string">
            <text:p>n_task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n_version</text:p>
          </table:table-cell>
          <table:table-cell office:value-type="string" calcext:value-type="string">
            <text:p>nbands</text:p>
          </table:table-cell>
          <table:table-cell office:value-type="string" calcext:value-type="string">
            <text:p>dataset_kwargs</text:p>
          </table:table-cell>
          <table:table-cell office:value-type="string" calcext:value-type="string">
            <text:p>use_full_mfcc</text:p>
          </table:table-cell>
          <table:table-cell office:value-type="string" calcext:value-type="string">
            <text:p>preprocess_wavs</text:p>
          </table:table-cell>
          <table:table-cell office:value-type="string" calcext:value-type="string">
            <text:p>test_operators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5" office:value-type="float" office:value="69.465" calcext:value-type="float">
            <text:p>69.4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5" office:value-type="float" office:value="70.535" calcext:value-type="float">
            <text:p>70.5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5" office:value-type="float" office:value="72.036" calcext:value-type="float">
            <text:p>72.0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5" office:value-type="float" office:value="68.929" calcext:value-type="float">
            <text:p>68.9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5" office:value-type="float" office:value="66.536" calcext:value-type="float">
            <text:p>66.5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5" office:value-type="float" office:value="67.787" calcext:value-type="float">
            <text:p>67.78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5" office:value-type="float" office:value="69.715" calcext:value-type="float">
            <text:p>69.7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5" office:value-type="float" office:value="69.999" calcext:value-type="float">
            <text:p>69.99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5" office:value-type="float" office:value="70.071" calcext:value-type="float">
            <text:p>70.0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5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5" office:value-type="float" office:value="69.714" calcext:value-type="float">
            <text:p>69.7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5" office:value-type="float" office:value="71.07" calcext:value-type="float">
            <text:p>71.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5" office:value-type="float" office:value="68.857" calcext:value-type="float">
            <text:p>68.8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5" office:value-type="float" office:value="66.177" calcext:value-type="float">
            <text:p>66.17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5" office:value-type="float" office:value="68.393" calcext:value-type="float">
            <text:p>68.3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5" office:value-type="float" office:value="69.107" calcext:value-type="float">
            <text:p>69.10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5" office:value-type="float" office:value="70.036" calcext:value-type="float">
            <text:p>70.03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5" office:value-type="float" office:value="69.822" calcext:value-type="float">
            <text:p>69.8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table:style-name="ce5" office:value-type="float" office:value="63.751" calcext:value-type="float">
            <text:p>63.7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table:style-name="ce5" office:value-type="float" office:value="62.499" calcext:value-type="float">
            <text:p>62.4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table:style-name="ce5" office:value-type="float" office:value="63.928" calcext:value-type="float">
            <text:p>63.9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table:style-name="ce5" office:value-type="float" office:value="68.035" calcext:value-type="float">
            <text:p>68.03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table:style-name="ce5" office:value-type="float" office:value="63.75" calcext:value-type="float">
            <text:p>63.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table:style-name="ce5" office:value-type="float" office:value="66.965" calcext:value-type="float">
            <text:p>66.96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table:style-name="ce5" office:value-type="float" office:value="64.107" calcext:value-type="float">
            <text:p>64.10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table:style-name="ce5" office:value-type="float" office:value="62.858" calcext:value-type="float">
            <text:p>62.8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table:style-name="ce5" office:value-type="float" office:value="64.82" calcext:value-type="float">
            <text:p>64.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table:style-name="ce5" office:value-type="float" office:value="62.679" calcext:value-type="float">
            <text:p>62.6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table:style-name="ce5" office:value-type="float" office:value="64.643" calcext:value-type="float">
            <text:p>64.6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table:style-name="ce5" office:value-type="float" office:value="64.642" calcext:value-type="float">
            <text:p>64.6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table:style-name="ce5" office:value-type="float" office:value="67.499" calcext:value-type="float">
            <text:p>67.49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table:style-name="ce5" office:value-type="float" office:value="65.715" calcext:value-type="float">
            <text:p>65.7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table:style-name="ce5" office:value-type="float" office:value="66.252" calcext:value-type="float">
            <text:p>66.25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table:style-name="ce5" office:value-type="float" office:value="63.394" calcext:value-type="float">
            <text:p>63.39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table:style-name="ce5" office:value-type="float" office:value="65.356" calcext:value-type="float">
            <text:p>65.3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table:style-name="ce5" office:value-type="float" office:value="64.821" calcext:value-type="float">
            <text:p>64.8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table:style-name="ce5" office:value-type="float" office:value="63.393" calcext:value-type="float">
            <text:p>63.3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table:style-name="ce5" office:value-type="float" office:value="63.57" calcext:value-type="float">
            <text:p>63.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table:style-name="ce5" office:value-type="float" office:value="64.285" calcext:value-type="float">
            <text:p>64.2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table:style-name="ce5" office:value-type="float" office:value="68.035" calcext:value-type="float">
            <text:p>68.0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table:style-name="ce5" office:value-type="float" office:value="63.751" calcext:value-type="float">
            <text:p>63.75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table:style-name="ce5" office:value-type="float" office:value="65.892" calcext:value-type="float">
            <text:p>65.89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table:style-name="ce5" office:value-type="float" office:value="63.75" calcext:value-type="float">
            <text:p>63.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table:style-name="ce5" office:value-type="float" office:value="63.572" calcext:value-type="float">
            <text:p>63.57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table:style-name="ce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table:style-name="ce5" office:value-type="float" office:value="62.679" calcext:value-type="float">
            <text:p>62.6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table:style-name="ce5" office:value-type="float" office:value="64.643" calcext:value-type="float">
            <text:p>64.6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table:style-name="ce5" office:value-type="float" office:value="64.642" calcext:value-type="float">
            <text:p>64.6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table:style-name="ce5" office:value-type="float" office:value="67.499" calcext:value-type="float">
            <text:p>67.49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table:style-name="ce5" office:value-type="float" office:value="65.715" calcext:value-type="float">
            <text:p>65.7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table:style-name="ce5" office:value-type="float" office:value="66.073" calcext:value-type="float">
            <text:p>66.07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table:style-name="ce5" office:value-type="float" office:value="63.394" calcext:value-type="float">
            <text:p>63.39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table:style-name="ce5" office:value-type="float" office:value="65.356" calcext:value-type="float">
            <text:p>65.35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table:style-name="ce5" office:value-type="float" office:value="64.999" calcext:value-type="float">
            <text:p>64.999</text:p>
          </table:table-cell>
        </table:table-row>
        <table:table-row table:style-name="ro1" table:number-rows-repeated="1048520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'full_columns-agg'.L56:'full_columns-agg'.L1048576 'full_columns-agg'.L1:'full_columns-agg'.L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full_columns-agg'.L2:'full_columns-agg'.L55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'full_columns-agg'.A1:'full_columns-agg'.AMJ1048576" table:contains-header="false">
          <table:sort>
            <table:sort-by table:field-number="4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6">00/00/0000</text:date>, <text:time style:data-style-name="N2" text:time-value="15:26:35.6809000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26T15:28:38.059373800</dc:date>
    <meta:editing-duration>PT6M34S</meta:editing-duration>
    <meta:editing-cycles>6</meta:editing-cycles>
    <meta:generator>LibreOffice/6.4.7.2$Linux_X86_64 LibreOffice_project/40$Build-2</meta:generator>
    <meta:document-statistic meta:table-count="1" meta:cell-count="659" meta:object-count="0"/>
  </office:meta>
</office:document-meta>
</file>